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variant="normal" fo:text-transform="none" fo:color="#000000" style:font-name="monospace" fo:font-size="10.5pt" fo:letter-spacing="normal" fo:font-style="normal" fo:font-weight="normal" officeooo:rsid="0005420b" officeooo:paragraph-rsid="0005420b"/>
    </style:style>
    <style:style style:name="P2" style:family="paragraph" style:parent-style-name="Preformatted_20_Text">
      <style:text-properties fo:font-variant="normal" fo:text-transform="none" fo:color="#000000" style:font-name="Liberation Serif" fo:font-size="10.5pt" fo:letter-spacing="normal" fo:font-style="normal" fo:font-weight="normal" officeooo:rsid="0003b741" officeooo:paragraph-rsid="0003b741"/>
    </style:style>
    <style:style style:name="P3" style:family="paragraph" style:parent-style-name="Preformatted_20_Text">
      <style:text-properties fo:font-variant="normal" fo:text-transform="none" fo:color="#000000" style:font-name="Liberation Serif" fo:font-size="10.5pt" fo:letter-spacing="normal" fo:font-style="normal" fo:font-weight="normal" officeooo:rsid="00047375" officeooo:paragraph-rsid="00047375"/>
    </style:style>
    <style:style style:name="P4" style:family="paragraph" style:parent-style-name="Preformatted_20_Text">
      <style:text-properties fo:font-variant="normal" fo:text-transform="none" fo:color="#000000" style:font-name="Liberation Serif" fo:font-size="13pt" fo:letter-spacing="normal" fo:font-style="normal" fo:font-weight="bold" officeooo:rsid="00047375" officeooo:paragraph-rsid="00047375" style:font-size-asian="13pt" style:font-weight-asian="bold" style:font-size-complex="13pt" style:font-weight-complex="bold"/>
    </style:style>
    <style:style style:name="P5" style:family="paragraph" style:parent-style-name="Preformatted_20_Text">
      <style:text-properties fo:font-variant="normal" fo:text-transform="none" fo:color="#000000" style:font-name="Liberation Serif" fo:font-size="13pt" fo:letter-spacing="normal" fo:font-style="normal" fo:font-weight="bold" officeooo:rsid="0005420b" officeooo:paragraph-rsid="0005420b" style:font-size-asian="13pt" style:font-weight-asian="bold" style:font-size-complex="13pt" style:font-weight-complex="bold"/>
    </style:style>
    <style:style style:name="P6" style:family="paragraph" style:parent-style-name="Preformatted_20_Text">
      <style:text-properties fo:font-variant="normal" fo:text-transform="none" fo:color="#000000" style:font-name="Liberation Serif" fo:font-size="12pt" fo:letter-spacing="normal" fo:font-style="normal" fo:font-weight="normal" officeooo:rsid="0003b741" officeooo:paragraph-rsid="0003b741" style:font-size-asian="12pt" style:font-size-complex="12pt"/>
    </style:style>
    <style:style style:name="P7" style:family="paragraph" style:parent-style-name="Preformatted_20_Text">
      <style:text-properties fo:font-variant="normal" fo:text-transform="none" fo:color="#000000" style:font-name="Liberation Serif" fo:font-size="12pt" fo:letter-spacing="normal" fo:font-style="normal" fo:font-weight="normal" officeooo:rsid="00047375" officeooo:paragraph-rsid="00047375" style:font-size-asian="12pt" style:font-size-complex="12pt"/>
    </style:style>
    <style:style style:name="P8" style:family="paragraph" style:parent-style-name="Preformatted_20_Text">
      <style:text-properties fo:font-variant="normal" fo:text-transform="none" fo:color="#000000" style:font-name="Liberation Serif" fo:font-size="12pt" fo:letter-spacing="normal" fo:font-style="normal" fo:font-weight="normal" officeooo:rsid="0005420b" officeooo:paragraph-rsid="0005420b" style:font-size-asian="12pt" style:font-size-complex="12pt"/>
    </style:style>
    <style:style style:name="P9" style:family="paragraph" style:parent-style-name="Standard">
      <style:text-properties officeooo:rsid="0003b741" officeooo:paragraph-rsid="0003b741"/>
    </style:style>
    <style:style style:name="P10" style:family="paragraph" style:parent-style-name="Standard">
      <style:text-properties fo:color="#2a6099" style:font-name="Liberation Serif" fo:font-size="16pt" fo:font-weight="bold" officeooo:rsid="0002f7a0" officeooo:paragraph-rsid="0002f7a0" style:font-size-asian="16pt" style:font-weight-asian="bold" style:font-size-complex="16pt" style:font-weight-complex="bold"/>
    </style:style>
    <style:style style:name="P11" style:family="paragraph" style:parent-style-name="Standard">
      <style:text-properties style:font-name="Liberation Serif" officeooo:rsid="0002f7a0" officeooo:paragraph-rsid="0002f7a0"/>
    </style:style>
    <style:style style:name="P12" style:family="paragraph" style:parent-style-name="Standard">
      <style:text-properties style:font-name="Liberation Serif" fo:font-size="13pt" fo:font-weight="bold" officeooo:rsid="0002f7a0" officeooo:paragraph-rsid="0002f7a0" style:font-size-asian="13pt" style:font-weight-asian="bold" style:font-size-complex="13pt" style:font-weight-complex="bold"/>
    </style:style>
    <style:style style:name="P13" style:family="paragraph" style:parent-style-name="Standard">
      <style:text-properties style:font-name="Liberation Serif" fo:font-size="13pt" fo:font-weight="bold" officeooo:rsid="0003b741" officeooo:paragraph-rsid="0003b741" style:font-size-asian="13pt" style:font-weight-asian="bold" style:font-size-complex="13pt" style:font-weight-complex="bold"/>
    </style:style>
    <style:style style:name="P14" style:family="paragraph" style:parent-style-name="Standard">
      <style:text-properties style:font-name="Liberation Serif" fo:font-size="12pt" officeooo:rsid="0002f7a0" officeooo:paragraph-rsid="0002f7a0" style:font-size-asian="12pt" style:font-size-complex="12pt"/>
    </style:style>
    <style:style style:name="T1" style:family="text">
      <style:text-properties officeooo:rsid="0005420b"/>
    </style:style>
    <style:style style:name="T2" style:family="text">
      <style:text-properties officeooo:rsid="000a3d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ample <text:span text:style-name="T2">R</text:span>esults</text:p>
      <text:p text:style-name="P11"/>
      <text:p text:style-name="P12">Text:</text:p>
      <text:p text:style-name="P14">Explore Barcelona by personal transporter on a 3-hour Segway tour. Visit the beaches of Barceloneta and glide along the seafront promenade. Then, discover Gaudí's unfinished masterpiece of La Sagrada Familia. Explore Barcelona on a 2-wheel electric Segway Discover the highlights of downtown and the beach areas Visit Gaudí's magnificent La Sagrada Familia Start your Segway tour of Barcelona in the historic Barri Gotic near La Rambla and get a short training session on how to use your personal transporter. Then, head for the beach and experience the lively atmosphere of the seaside promenade. Head to the stunning basilica of La Sagrada Familia, considered the masterpiece of the Catalan architect Antoni Gaudí. Return through the green oasis of Parc de la Ciutadella, where the fountain opposite the lake was created by Gaudí when he was still an unknown student. Pass sculptures and other interesting monuments in the park to get a closer look at their decorative features. See more</text:p>
      <text:p text:style-name="P11"/>
      <text:p text:style-name="P13"><text:span text:style-name="T1">R</text:span>esult:</text:p>
      <text:p text:style-name="P6">['Barcelona', 'Catalan', 'Antoni Gaudí', 'Visit Gaudí', 'Barri Gotic', 'Parc', 'La Rambla', 'Gaudí', 'Barceloneta', 'Ciutadella', 'La Sagrada Familia Start', 'Segway Discover', 'La Sagrada Familia']</text:p>
      <text:p text:style-name="P2"/>
      <text:p text:style-name="P4">Text:</text:p>
      <text:p text:style-name="P7">Explore the Carthage Archeological Site by bike with a professional guide. Cycle along the sea through the picturesque city ruins as you learn everything about the history of the city and the Romans. Discover the great history of Carthage Cycle through a peaceful, green scenery Enjoy wonderful views of the Mediterranean Sea Start the tour close to the Tophet, the first site you will visit. The meeting point is possible to access by car or train. Meet your guide and get kitted out with a bike. Then, set off to explore the most important ruins of the site including the Tophet, Punic Ports, Baths of Antoninus, Villas Romaines, Byrsa Hill, Saint Louis Cathedral, and Carthage Aqueduct. Ask the guide to stop at any point to take photos and see the ruins more closely. The tour offers several spectacular</text:p>
      <text:p text:style-name="P7">views of the sea and to the city of Tunis. Loop back round to finish the</text:p>
      <text:p text:style-name="P7">tour where you started from.</text:p>
      <text:p text:style-name="P3"/>
      <text:p text:style-name="P5">Result:</text:p>
      <text:p text:style-name="P8">['Carthage Archeological Site', 'Punic Ports', 'Byrsa Hill', 'Carthage Cycle', 'Antoninus', 'Saint Louis Cathedral', 'Carthage Aqueduct', 'Villas Romaines', 'Tunis', 'Romans', 'Baths', 'Tophet']</text:p>
      <text:p text:style-name="P1"/>
      <text:p text:style-name="P9"><text:a xlink:type="simple" xlink:href="https://linuxconfig.org/how-to-install-docker-on-ubuntu-18-04-bionic-beaver" text:style-name="Internet_20_link" text:visited-style-name="Visited_20_Internet_20_Link">https://linuxconfig.org/how-to-install-docker-on-ubuntu-18-04-bionic-beaver</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1-24T18:44:14.587354953</meta:creation-date>
    <dc:date>2020-11-27T09:55:32.887096383</dc:date>
    <meta:editing-duration>PT6M52S</meta:editing-duration>
    <meta:editing-cycles>7</meta:editing-cycles>
    <meta:generator>LibreOffice/6.4.2.2$Linux_X86_64 LibreOffice_project/40$Build-2</meta:generator>
    <meta:document-statistic meta:table-count="0" meta:image-count="0" meta:object-count="0" meta:page-count="1" meta:paragraph-count="12" meta:word-count="368" meta:character-count="2401" meta:non-whitespace-character-count="2045"/>
  </office:meta>
</office:document-meta>
</file>